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  <style:text-properties fo:font-size="22pt" style:font-size-asian="22pt" style:font-size-complex="22pt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TableColumn7" style:family="table-column">
      <style:table-column-properties style:column-width="1.3381in" style:use-optimal-column-width="false"/>
    </style:style>
    <style:style style:name="TableColumn8" style:family="table-column">
      <style:table-column-properties style:column-width="1.3388in" style:use-optimal-column-width="false"/>
    </style:style>
    <style:style style:name="TableColumn9" style:family="table-column">
      <style:table-column-properties style:column-width="0.9826in" style:use-optimal-column-width="false"/>
    </style:style>
    <style:style style:name="TableColumn10" style:family="table-column">
      <style:table-column-properties style:column-width="1.6944in" style:use-optimal-column-width="false"/>
    </style:style>
    <style:style style:name="TableColumn11" style:family="table-column">
      <style:table-column-properties style:column-width="1.3402in" style:use-optimal-column-width="false"/>
    </style:style>
    <style:style style:name="Table6" style:family="table">
      <style:table-properties style:width="6.6944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/>
    <style:style style:name="P24" style:parent-style-name="TableContents" style:family="paragraph"/>
    <style:style style:name="P25" style:parent-style-name="TableContents" style:family="paragraph"/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/>
    <style:style style:name="P33" style:parent-style-name="TableContents" style:family="paragraph"/>
    <style:style style:name="P34" style:parent-style-name="TableContents" style:family="paragraph"/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Standard" style:family="paragraph">
      <style:text-properties fo:font-size="22pt" style:font-size-asian="22pt" style:font-size-complex="22pt"/>
    </style:style>
  </office:automatic-styles>
  <office:body>
    <office:text text:use-soft-page-breaks="true">
      <text:p text:style-name="P1">Nichtfunktionale / Sicherheitsanforderungen</text:p>
      <text:h text:style-name="Überschrift1" text:outline-level="1">Anforderungen</text:h>
      <text:h text:style-name="Überschrift2" text:outline-level="2">Alle Fehler sollen geloggt werden.</text:h>
      <text:p text:style-name="Textbody">Details:</text:p>
      <text:list text:style-name="LFO2" text:continue-numbering="true">
        <text:list-item>
          <text:p text:style-name="P2">Die Fehler werden in der Logdatei errors.dat im gleichen Verzeichnis wie die anderen Logdateien abgelegt. <text:s/></text:p>
        </text:list-item>
        <text:list-item>
          <text:p text:style-name="P3">Die Datei wird<text:s/>wöchentlich archiviert und neu angelegt. Die Archivierung erfolgt in einem Unterverzeichnis.</text:p>
        </text:list-item>
      </text:list>
      <text:p text:style-name="Textbody">Betroffene User Stories: Alle</text:p>
      <text:h text:style-name="Überschrift2" text:outline-level="2">Alle Sensorwerte werden auf Plausibilität überprüft</text:h>
      <text:p text:style-name="Textbody">Details: Für alle Sensorwerte müssen Plausibilitätsintervalle festgelegt und überprüft.</text:p>
      <text:p text:style-name="Textbody">Betroffene User Stories:<text:s/>2</text:p>
      <text:h text:style-name="Überschrift2" text:outline-level="2">Geschwindigkeit der Ausschaltvorgänge</text:h>
      <text:list text:style-name="LFO4" text:continue-numbering="true">
        <text:list-item>
          <text:p text:style-name="P4">Das Ausschalten der Beleuchtung soll schnellstmöglich nach dem Befehl ausgeführt werden. (max. 1 min)</text:p>
        </text:list-item>
      </text:list>
      <text:p text:style-name="Textbody">Betroffene User Stories: 1 und 3</text:p>
      <text:h text:style-name="Überschrift2" text:outline-level="2">Validierung der Schaltvorgänge</text:h>
      <text:list text:style-name="LFO3" text:continue-numbering="true">
        <text:list-item>
          <text:p text:style-name="P5">Es muss gewährleistet werden, dass der Schaltvorgang korrekt ausgeführt wurde.</text:p>
        </text:list-item>
      </text:list>
      <text:p text:style-name="Textbody">Betroffene User Stories: 1 und 3</text:p>
      <text:h text:style-name="Überschrift1" text:outline-level="1">Risiken und Sicherheitsanforderungen</text:h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TableContents">Fehlerursache</text:p>
          </table:table-cell>
          <table:table-cell table:style-name="TableCell14">
            <text:p text:style-name="TableContents">Risiko</text:p>
          </table:table-cell>
          <table:table-cell table:style-name="TableCell15">
            <text:p text:style-name="TableContents">Wahrschein-lichkeit</text:p>
          </table:table-cell>
          <table:table-cell table:style-name="TableCell16">
            <text:p text:style-name="TableContents">Auswirkungen</text:p>
          </table:table-cell>
          <table:table-cell table:style-name="TableCell17">
            <text:p text:style-name="TableContents">Gegenmaßnahmen</text:p>
          </table:table-cell>
        </table:table-row>
        <table:table-row table:style-name="TableRow18">
          <table:table-cell table:style-name="TableCell19">
            <text:p text:style-name="TableContents">Beleuchtung wird nicht ausgeschaltet</text:p>
          </table:table-cell>
          <table:table-cell table:style-name="TableCell20">
            <text:p text:style-name="TableContents">Überflüssiger Energieverbrauch</text:p>
          </table:table-cell>
          <table:table-cell table:style-name="TableCell21">
            <text:p text:style-name="TableContents">niedrig</text:p>
          </table:table-cell>
          <table:table-cell table:style-name="TableCell22">
            <text:list text:style-name="LFO4" text:continue-numbering="true">
              <text:list-item>
                <text:p text:style-name="P23">Zusätzliche kosten</text:p>
              </text:list-item>
              <text:list-item>
                <text:p text:style-name="P24">Lebenszeit der Beleuchtung sinkt</text:p>
              </text:list-item>
              <text:list-item>
                <text:p text:style-name="P25">Manuelles Ausschalten erforderlich</text:p>
              </text:list-item>
            </text:list>
          </table:table-cell>
          <table:table-cell table:style-name="TableCell26">
            <text:p text:style-name="TableContents">Validierung der Schaltvorgänge<text:s/>(Anforderung 1.4)</text:p>
          </table:table-cell>
        </table:table-row>
        <table:table-row table:style-name="TableRow27">
          <table:table-cell table:style-name="TableCell28">
            <text:p text:style-name="TableContents">Beleuchtungsstatus wird fehlerhaft übertragen</text:p>
          </table:table-cell>
          <table:table-cell table:style-name="TableCell29">
            <text:p text:style-name="TableContents">Überflüssiger Energieverbrauch</text:p>
          </table:table-cell>
          <table:table-cell table:style-name="TableCell30">
            <text:p text:style-name="TableContents">niedrig</text:p>
          </table:table-cell>
          <table:table-cell table:style-name="TableCell31">
            <text:list text:style-name="LFO4" text:continue-numbering="true">
              <text:list-item>
                <text:p text:style-name="P32">Zusätzliche kosten</text:p>
              </text:list-item>
              <text:list-item>
                <text:p text:style-name="P33">Lebenszeit der Beleuchtung sinkt</text:p>
              </text:list-item>
              <text:list-item>
                <text:p text:style-name="P34">Manuelles Ausschalten erforderlich</text:p>
              </text:list-item>
            </text:list>
          </table:table-cell>
          <table:table-cell table:style-name="TableCell35">
            <text:p text:style-name="TableContents">Alle Sensorwerte werden auf Plausibilität<text:s/>überprüft (Anforderung 1.2)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Liberation Serif" style:font-name-asian="NSimSun" style:font-name-complex="Lucida San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Liberation Serif" style:font-name-asian="NSimSun" style:font-name-complex="Lucida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Moe08</dc:creator>
    <meta:creation-date>2020-04-02T09:48:00Z</meta:creation-date>
    <dc:date>2021-05-16T17:04:00Z</dc:date>
    <meta:template xlink:href="Normal.dotm" xlink:type="simple"/>
    <meta:editing-cycles>13</meta:editing-cycles>
    <meta:editing-duration>PT0S</meta:editing-duration>
    <meta:document-statistic meta:page-count="1" meta:paragraph-count="2" meta:word-count="191" meta:character-count="1393" meta:row-count="10" meta:non-whitespace-character-count="1204"/>
  </office:meta>
</office:document-meta>
</file>